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54cm"/>
    </style:style>
    <style:style style:name="co3" style:family="table-column">
      <style:table-column-properties fo:break-before="auto" style:column-width="2.60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style:font-name-asian="SimSun" style:font-name-complex="Tahoma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1" table:number-columns-repeated="6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5" table:default-cell-style-name="ce3"/>
        <table:table-column table:style-name="co1" table:default-cell-style-name="Default"/>
        <table:table-column table:style-name="co1" table:default-cell-style-name="ce2"/>
        <table:table-column table:style-name="co1" table:number-columns-repeated="15" table:default-cell-style-name="ce3"/>
        <table:table-column table:style-name="co1" table:number-columns-repeated="993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Glechschenkliges Dreieck</text:p>
          </table:table-cell>
          <table:table-cell table:number-columns-repeated="1023"/>
        </table:table-row>
        <table:table-row table:style-name="ro1">
          <table:table-cell office:value-type="string">
            <text:p>Abstand zwischen NAOs = 1m</text:p>
          </table:table-cell>
          <table:table-cell table:number-columns-repeated="1023"/>
        </table:table-row>
        <table:table-row table:style-name="ro1">
          <table:table-cell table:number-columns-repeated="8"/>
          <table:table-cell table:style-name="ce2" office:value-type="string">
            <text:p>Berechnung über einen Winkel</text:p>
          </table:table-cell>
          <table:table-cell/>
          <table:table-cell table:style-name="ce2" office:value-type="string">
            <text:p>--&gt; 50/sinus(90-beta) * sinus(beta)</text:p>
          </table:table-cell>
          <table:table-cell table:number-columns-repeated="4"/>
          <table:table-cell office:value-type="string">
            <text:p>Berechnung über beide Winkel (bester Winkel genommen)</text:p>
          </table:table-cell>
          <table:table-cell table:style-name="ce2" table:number-columns-repeated="2"/>
          <table:table-cell/>
          <table:table-cell table:style-name="ce2" office:value-type="string">
            <text:p>--&gt; 100/sinus(180-alpha-beta) * sinus(alpha) * sinus(beta) 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links</text:p>
          </table:table-cell>
          <table:table-cell table:style-name="ce2" office:value-type="string">
            <text:p>Kopfbeweg</text:p>
          </table:table-cell>
          <table:table-cell table:style-name="ce2" office:value-type="string">
            <text:p>50 cm</text:p>
          </table:table-cell>
          <table:table-cell table:style-name="ce2" office:value-type="string">
            <text:p>75 cm</text:p>
          </table:table-cell>
          <table:table-cell table:style-name="ce2" office:value-type="string">
            <text:p>100 cm</text:p>
          </table:table-cell>
          <table:table-cell table:style-name="ce2" office:value-type="string">
            <text:p>125 cm</text:p>
          </table:table-cell>
          <table:table-cell table:style-name="ce2" office:value-type="string">
            <text:p>150 cm</text:p>
          </table:table-cell>
          <table:table-cell table:style-name="ce2"/>
          <table:table-cell table:style-name="ce2" office:value-type="string">
            <text:p>links</text:p>
          </table:table-cell>
          <table:table-cell table:style-name="ce2" office:value-type="string">
            <text:p>50 cm</text:p>
          </table:table-cell>
          <table:table-cell table:style-name="ce2" office:value-type="string">
            <text:p>75 cm</text:p>
          </table:table-cell>
          <table:table-cell table:style-name="ce2" office:value-type="string">
            <text:p>100 cm</text:p>
          </table:table-cell>
          <table:table-cell table:style-name="ce2" office:value-type="string">
            <text:p>125 cm</text:p>
          </table:table-cell>
          <table:table-cell table:style-name="ce2" office:value-type="string">
            <text:p>150 cm</text:p>
          </table:table-cell>
          <table:table-cell table:style-name="ce2"/>
          <table:table-cell office:value-type="string">
            <text:p>links+rechts</text:p>
          </table:table-cell>
          <table:table-cell office:value-type="string">
            <text:p>50 cm</text:p>
          </table:table-cell>
          <table:table-cell office:value-type="string">
            <text:p>75 cm</text:p>
          </table:table-cell>
          <table:table-cell office:value-type="string">
            <text:p>100 cm</text:p>
          </table:table-cell>
          <table:table-cell office:value-type="string">
            <text:p>125 cm</text:p>
          </table:table-cell>
          <table:table-cell office:value-type="string">
            <text:p>150 cm</text:p>
          </table:table-cell>
          <table:table-cell table:number-columns-repeated="10"/>
          <table:table-cell table:style-name="ce2" table:number-columns-repeated="993"/>
        </table:table-row>
        <table:table-row table:style-name="ro1">
          <table:table-cell office:value-type="string">
            <text:p>Soll in °</text:p>
          </table:table-cell>
          <table:table-cell/>
          <table:table-cell office:value-type="float" office:value="-45">
            <text:p>-45</text:p>
          </table:table-cell>
          <table:table-cell office:value-type="float" office:value="-56.31">
            <text:p>-56,31</text:p>
          </table:table-cell>
          <table:table-cell office:value-type="float" office:value="-63.43">
            <text:p>-63,43</text:p>
          </table:table-cell>
          <table:table-cell office:value-type="float" office:value="-68.2">
            <text:p>-68,2</text:p>
          </table:table-cell>
          <table:table-cell office:value-type="float" office:value="-71.57">
            <text:p>-71,57</text:p>
          </table:table-cell>
          <table:table-cell/>
          <table:table-cell office:value-type="string">
            <text:p>Sollhöhe in cm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Sollhöhe in cm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 table:number-columns-repeated="1003"/>
        </table:table-row>
        <table:table-row table:style-name="ro1">
          <table:table-cell office:value-type="string">
            <text:p>Ist in °</text:p>
          </table:table-cell>
          <table:table-cell office:value-type="float" office:value="-30">
            <text:p>-30</text:p>
          </table:table-cell>
          <table:table-cell office:value-type="float" office:value="-45.43">
            <text:p>-45,43</text:p>
          </table:table-cell>
          <table:table-cell office:value-type="float" office:value="-55.63">
            <text:p>-55,63</text:p>
          </table:table-cell>
          <table:table-cell office:value-type="float" office:value="-62.575">
            <text:p>-62,58</text:p>
          </table:table-cell>
          <table:table-cell office:value-type="float" office:value="-67.138">
            <text:p>-67,14</text:p>
          </table:table-cell>
          <table:table-cell office:value-type="float" office:value="-71.0668">
            <text:p>-71,07</text:p>
          </table:table-cell>
          <table:table-cell/>
          <table:table-cell office:value-type="string">
            <text:p>Isthöhe in cm</text:p>
          </table:table-cell>
          <table:table-cell office:value-type="float" office:value="50.756">
            <text:p>50,76</text:p>
          </table:table-cell>
          <table:table-cell office:value-type="float" office:value="73.105">
            <text:p>73,11</text:p>
          </table:table-cell>
          <table:table-cell office:value-type="float" office:value="96.357">
            <text:p>96,36</text:p>
          </table:table-cell>
          <table:table-cell office:value-type="float" office:value="118.568">
            <text:p>118,57</text:p>
          </table:table-cell>
          <table:table-cell table:style-name="ce7" office:value-type="float" office:value="145.762">
            <text:p>145,76</text:p>
          </table:table-cell>
          <table:table-cell/>
          <table:table-cell office:value-type="string">
            <text:p>Isthöhe in cm</text:p>
          </table:table-cell>
          <table:table-cell table:formula="of:=100/SIN(RADIANS(180-ABS([.C7])-ABS([.C14]))) * SIN(RADIANS([.C7])) * SIN(RADIANS([.C14]))" office:value-type="float" office:value="-54.5237259219084">
            <text:p>-54,52</text:p>
          </table:table-cell>
          <table:table-cell table:formula="of:=100/SIN(RADIANS(180-ABS([.D7])-ABS([.D14]))) * SIN(RADIANS([.D7])) * SIN(RADIANS([.D14]))" office:value-type="float" office:value="-78.4145723264246">
            <text:p>-78,41</text:p>
          </table:table-cell>
          <table:table-cell table:formula="of:=100/SIN(RADIANS(180-ABS([.E7])-ABS([.E14]))) * SIN(RADIANS([.E7])) * SIN(RADIANS([.E14]))" office:value-type="float" office:value="-106.43122969246">
            <text:p>-106,43</text:p>
          </table:table-cell>
          <table:table-cell table:formula="of:=100/SIN(RADIANS(180-ABS([.F7])-ABS([.F14]))) * SIN(RADIANS([.F7])) * SIN(RADIANS([.F14]))" office:value-type="float" office:value="-135.711500790005">
            <text:p>-135,71</text:p>
          </table:table-cell>
          <table:table-cell table:formula="of:=100/SIN(RADIANS(180-ABS([.G7])-ABS([.G14]))) * SIN(RADIANS([.G7])) * SIN(RADIANS([.G14]))" office:value-type="float" office:value="-161.248547584045">
            <text:p>-161,2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-20">
            <text:p>-20</text:p>
          </table:table-cell>
          <table:table-cell office:value-type="float" office:value="-45.43">
            <text:p>-45,43</text:p>
          </table:table-cell>
          <table:table-cell office:value-type="float" office:value="-55.63">
            <text:p>-55,63</text:p>
          </table:table-cell>
          <table:table-cell office:value-type="float" office:value="-61.952">
            <text:p>-61,95</text:p>
          </table:table-cell>
          <table:table-cell office:value-type="float" office:value="-65.82">
            <text:p>-65,82</text:p>
          </table:table-cell>
          <table:table-cell office:value-type="float" office:value="-69.67">
            <text:p>-69,67</text:p>
          </table:table-cell>
          <table:table-cell table:number-columns-repeated="2"/>
          <table:table-cell office:value-type="float" office:value="50.756">
            <text:p>50,76</text:p>
          </table:table-cell>
          <table:table-cell office:value-type="float" office:value="73.105">
            <text:p>73,11</text:p>
          </table:table-cell>
          <table:table-cell office:value-type="float" office:value="93.846">
            <text:p>93,85</text:p>
          </table:table-cell>
          <table:table-cell office:value-type="float" office:value="111.359">
            <text:p>111,36</text:p>
          </table:table-cell>
          <table:table-cell office:value-type="float" office:value="134.9">
            <text:p>134,9</text:p>
          </table:table-cell>
          <table:table-cell table:number-columns-repeated="2"/>
          <table:table-cell table:formula="of:=100/SIN(RADIANS(180-ABS([.C8])-ABS([.C15]))) * SIN(RADIANS([.C8])) * SIN(RADIANS([.C15]))" office:value-type="float" office:value="-54.5237259219084">
            <text:p>-54,52</text:p>
          </table:table-cell>
          <table:table-cell table:formula="of:=100/SIN(RADIANS(180-ABS([.D8])-ABS([.D15]))) * SIN(RADIANS([.D8])) * SIN(RADIANS([.D15]))" office:value-type="float" office:value="-78.8559934747839">
            <text:p>-78,86</text:p>
          </table:table-cell>
          <table:table-cell table:formula="of:=100/SIN(RADIANS(180-ABS([.E8])-ABS([.E15]))) * SIN(RADIANS([.E8])) * SIN(RADIANS([.E15]))" office:value-type="float" office:value="-103.931700383321">
            <text:p>-103,93</text:p>
          </table:table-cell>
          <table:table-cell table:formula="of:=100/SIN(RADIANS(180-ABS([.F8])-ABS([.F15]))) * SIN(RADIANS([.F8])) * SIN(RADIANS([.F15]))" office:value-type="float" office:value="-128.782066501541">
            <text:p>-128,78</text:p>
          </table:table-cell>
          <table:table-cell table:formula="of:=100/SIN(RADIANS(180-ABS([.G8])-ABS([.G15]))) * SIN(RADIANS([.G8])) * SIN(RADIANS([.G15]))" office:value-type="float" office:value="-151.512465498543">
            <text:p>-151,51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-10">
            <text:p>-10</text:p>
          </table:table-cell>
          <table:table-cell office:value-type="float" office:value="-45.43">
            <text:p>-45,43</text:p>
          </table:table-cell>
          <table:table-cell office:value-type="float" office:value="-55.63">
            <text:p>-55,63</text:p>
          </table:table-cell>
          <table:table-cell office:value-type="float" office:value="-60.357">
            <text:p>-60,36</text:p>
          </table:table-cell>
          <table:table-cell office:value-type="float" office:value="-65.182">
            <text:p>-65,18</text:p>
          </table:table-cell>
          <table:table-cell office:value-type="float" office:value="-69.81">
            <text:p>-69,81</text:p>
          </table:table-cell>
          <table:table-cell table:number-columns-repeated="2"/>
          <table:table-cell office:value-type="float" office:value="50.756">
            <text:p>50,76</text:p>
          </table:table-cell>
          <table:table-cell office:value-type="float" office:value="73.105">
            <text:p>73,11</text:p>
          </table:table-cell>
          <table:table-cell office:value-type="float" office:value="87.86">
            <text:p>87,86</text:p>
          </table:table-cell>
          <table:table-cell office:value-type="float" office:value="114.9">
            <text:p>114,9</text:p>
          </table:table-cell>
          <table:table-cell office:value-type="float" office:value="108.121">
            <text:p>108,12</text:p>
          </table:table-cell>
          <table:table-cell table:number-columns-repeated="2"/>
          <table:table-cell table:formula="of:=100/SIN(RADIANS(180-ABS([.C9])-ABS([.C16]))) * SIN(RADIANS([.C9])) * SIN(RADIANS([.C16]))" office:value-type="float" office:value="-54.5237259219084">
            <text:p>-54,52</text:p>
          </table:table-cell>
          <table:table-cell table:formula="of:=100/SIN(RADIANS(180-ABS([.D9])-ABS([.D16]))) * SIN(RADIANS([.D9])) * SIN(RADIANS([.D16]))" office:value-type="float" office:value="-78.8559934747839">
            <text:p>-78,86</text:p>
          </table:table-cell>
          <table:table-cell table:formula="of:=100/SIN(RADIANS(180-ABS([.E9])-ABS([.E16]))) * SIN(RADIANS([.E9])) * SIN(RADIANS([.E16]))" office:value-type="float" office:value="-97.5580908261499">
            <text:p>-97,56</text:p>
          </table:table-cell>
          <table:table-cell table:formula="of:=100/SIN(RADIANS(180-ABS([.F9])-ABS([.F16]))) * SIN(RADIANS([.F9])) * SIN(RADIANS([.F16]))" office:value-type="float" office:value="-123.9924868299">
            <text:p>-123,99</text:p>
          </table:table-cell>
          <table:table-cell table:formula="of:=100/SIN(RADIANS(180-ABS([.G9])-ABS([.G16]))) * SIN(RADIANS([.G9])) * SIN(RADIANS([.G16]))" office:value-type="float" office:value="-149.123898308126">
            <text:p>-149,12</text:p>
          </table:table-cell>
          <table:table-cell table:number-columns-repeated="1003"/>
        </table:table-row>
        <table:table-row table:style-name="ro1">
          <table:table-cell office:value-type="string">
            <text:p>ø Abweichung</text:p>
          </table:table-cell>
          <table:table-cell/>
          <table:table-cell table:formula="of:=ABS([.C6]-SUM([.C7:.C9])/3)" office:value-type="float" office:value="0.43">
            <text:p>0,43</text:p>
          </table:table-cell>
          <table:table-cell table:formula="of:=ABS([.D6]-SUM([.D7:.D9])/3)" office:value-type="float" office:value="0.68">
            <text:p>0,68</text:p>
          </table:table-cell>
          <table:table-cell table:formula="of:=ABS([.E6]-SUM([.E7:.E9])/3)" office:value-type="float" office:value="1.80199999999999">
            <text:p>1,8</text:p>
          </table:table-cell>
          <table:table-cell table:formula="of:=ABS([.F6]-SUM([.F7:.F9])/3)" office:value-type="float" office:value="2.15333333333334">
            <text:p>2,15</text:p>
          </table:table-cell>
          <table:table-cell table:formula="of:=ABS([.G6]-SUM([.G7:.G9])/3)" office:value-type="float" office:value="1.38773333333332">
            <text:p>1,39</text:p>
          </table:table-cell>
          <table:table-cell/>
          <table:table-cell office:value-type="string">
            <text:p>Abweichung in cm</text:p>
          </table:table-cell>
          <table:table-cell table:formula="of:=ABS([.J6]-SUM([.J7:.J9])/3)" office:value-type="float" office:value="0.756">
            <text:p>0,76</text:p>
          </table:table-cell>
          <table:table-cell table:formula="of:=ABS([.K6]-SUM([.K7:.K9])/3)" office:value-type="float" office:value="1.895">
            <text:p>1,9</text:p>
          </table:table-cell>
          <table:table-cell table:formula="of:=ABS([.L6]-SUM([.L7:.L9])/3)" office:value-type="float" office:value="7.31233333333334">
            <text:p>7,31</text:p>
          </table:table-cell>
          <table:table-cell table:formula="of:=ABS([.M6]-SUM([.M7:.M9])/3)" office:value-type="float" office:value="10.0576666666667">
            <text:p>10,06</text:p>
          </table:table-cell>
          <table:table-cell table:formula="of:=ABS([.N6]-SUM([.N7:.N9])/3)" office:value-type="float" office:value="20.4056666666667">
            <text:p>20,41</text:p>
          </table:table-cell>
          <table:table-cell/>
          <table:table-cell office:value-type="string">
            <text:p>Abweichung in cm</text:p>
          </table:table-cell>
          <table:table-cell table:formula="of:=ABS([.Q6]-ABS(SUM([.Q7:.Q9]))/3)" office:value-type="float" office:value="4.52372592190839">
            <text:p>4,52</text:p>
          </table:table-cell>
          <table:table-cell table:formula="of:=ABS([.R6]-ABS(SUM([.R7:.R9]))/3)" office:value-type="float" office:value="3.70885309199748">
            <text:p>3,71</text:p>
          </table:table-cell>
          <table:table-cell table:formula="of:=ABS([.S6]-ABS(SUM([.S7:.S9]))/3)" office:value-type="float" office:value="2.64034030064353">
            <text:p>2,64</text:p>
          </table:table-cell>
          <table:table-cell table:formula="of:=ABS([.T6]-ABS(SUM([.T7:.T9]))/3)" office:value-type="float" office:value="4.49535137381534">
            <text:p>4,5</text:p>
          </table:table-cell>
          <table:table-cell table:formula="of:=ABS([.U6]-ABS(SUM([.U7:.U9]))/3)" office:value-type="float" office:value="3.9616371302377">
            <text:p>3,96</text:p>
          </table:table-cell>
          <table:table-cell table:number-columns-repeated="1003"/>
        </table:table-row>
        <table:table-row table:style-name="ro1">
          <table:table-cell table:number-columns-repeated="1023"/>
          <table:table-cell table:style-name="ce3"/>
        </table:table-row>
        <table:table-row table:style-name="ro1">
          <table:table-cell table:style-name="ce2" office:value-type="string">
            <text:p>rechts</text:p>
          </table:table-cell>
          <table:table-cell table:style-name="ce2"/>
          <table:table-cell table:style-name="ce2" office:value-type="string">
            <text:p>50 cm</text:p>
          </table:table-cell>
          <table:table-cell table:style-name="ce2" office:value-type="string">
            <text:p>75 cm</text:p>
          </table:table-cell>
          <table:table-cell table:style-name="ce2" office:value-type="string">
            <text:p>100 cm</text:p>
          </table:table-cell>
          <table:table-cell table:style-name="ce2" office:value-type="string">
            <text:p>125 cm</text:p>
          </table:table-cell>
          <table:table-cell table:style-name="ce2" office:value-type="string">
            <text:p>150 cm</text:p>
          </table:table-cell>
          <table:table-cell table:style-name="ce2"/>
          <table:table-cell table:style-name="ce2" office:value-type="string">
            <text:p>rechts</text:p>
          </table:table-cell>
          <table:table-cell table:style-name="ce2" office:value-type="string">
            <text:p>50 cm</text:p>
          </table:table-cell>
          <table:table-cell table:style-name="ce2" office:value-type="string">
            <text:p>75 cm</text:p>
          </table:table-cell>
          <table:table-cell table:style-name="ce2" office:value-type="string">
            <text:p>100 cm</text:p>
          </table:table-cell>
          <table:table-cell table:style-name="ce2" office:value-type="string">
            <text:p>125 cm</text:p>
          </table:table-cell>
          <table:table-cell table:style-name="ce2" office:value-type="string">
            <text:p>150 cm</text:p>
          </table:table-cell>
          <table:table-cell table:style-name="ce2"/>
          <table:table-cell table:number-columns-repeated="16"/>
          <table:table-cell table:style-name="ce2" table:number-columns-repeated="993"/>
        </table:table-row>
        <table:table-row table:style-name="ro1">
          <table:table-cell office:value-type="string">
            <text:p>Soll in °</text:p>
          </table:table-cell>
          <table:table-cell/>
          <table:table-cell office:value-type="float" office:value="45">
            <text:p>45</text:p>
          </table:table-cell>
          <table:table-cell office:value-type="float" office:value="56.31">
            <text:p>56,31</text:p>
          </table:table-cell>
          <table:table-cell office:value-type="float" office:value="63.43">
            <text:p>63,43</text:p>
          </table:table-cell>
          <table:table-cell office:value-type="float" office:value="68.2">
            <text:p>68,2</text:p>
          </table:table-cell>
          <table:table-cell office:value-type="float" office:value="71.57">
            <text:p>71,57</text:p>
          </table:table-cell>
          <table:table-cell/>
          <table:table-cell office:value-type="string">
            <text:p>Sollhöhe in cm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 table:number-columns-repeated="1010"/>
        </table:table-row>
        <table:table-row table:style-name="ro1">
          <table:table-cell office:value-type="string">
            <text:p>Ist in °</text:p>
          </table:table-cell>
          <table:table-cell office:value-type="float" office:value="30">
            <text:p>30</text:p>
          </table:table-cell>
          <table:table-cell office:value-type="float" office:value="49.67">
            <text:p>49,67</text:p>
          </table:table-cell>
          <table:table-cell office:value-type="float" office:value="59.403">
            <text:p>59,4</text:p>
          </table:table-cell>
          <table:table-cell office:value-type="float" office:value="67.185">
            <text:p>67,19</text:p>
          </table:table-cell>
          <table:table-cell office:value-type="float" office:value="72.504">
            <text:p>72,5</text:p>
          </table:table-cell>
          <table:table-cell office:value-type="float" office:value="74.51">
            <text:p>74,51</text:p>
          </table:table-cell>
          <table:table-cell/>
          <table:table-cell office:value-type="string">
            <text:p>Isthöhe in cm</text:p>
          </table:table-cell>
          <table:table-cell table:formula="of:= 50/SIN(RADIANS(90-[.$C$14])) * SIN(RADIANS([.$C$14]))" office:value-type="float" office:value="58.8954339224055">
            <text:p>58,9</text:p>
          </table:table-cell>
          <table:table-cell table:formula="of:= 50/SIN(RADIANS(90-[.D14])) * SIN(RADIANS([.D14]))" office:value-type="float" office:value="84.5554869638719">
            <text:p>84,56</text:p>
          </table:table-cell>
          <table:table-cell table:formula="of:= 50/SIN(RADIANS(90-[.E14])) * SIN(RADIANS([.E14]))" office:value-type="float" office:value="118.858185337404">
            <text:p>118,86</text:p>
          </table:table-cell>
          <table:table-cell table:formula="of:= 50/SIN(RADIANS(90-[.F14])) * SIN(RADIANS([.F14]))" office:value-type="float" office:value="158.618351907446">
            <text:p>158,62</text:p>
          </table:table-cell>
          <table:table-cell table:formula="of:= 50/SIN(RADIANS(90-[.G14])) * SIN(RADIANS([.G14]))" office:value-type="float" office:value="180.416446345544">
            <text:p>180,4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9.67">
            <text:p>49,67</text:p>
          </table:table-cell>
          <table:table-cell office:value-type="float" office:value="59.707">
            <text:p>59,71</text:p>
          </table:table-cell>
          <table:table-cell office:value-type="float" office:value="66.762">
            <text:p>66,76</text:p>
          </table:table-cell>
          <table:table-cell office:value-type="float" office:value="71.866">
            <text:p>71,87</text:p>
          </table:table-cell>
          <table:table-cell office:value-type="float" office:value="73.854">
            <text:p>73,85</text:p>
          </table:table-cell>
          <table:table-cell table:number-columns-repeated="2"/>
          <table:table-cell table:formula="of:= 50/SIN(RADIANS(90-[.$C$15])) * SIN(RADIANS([.$C$15]))" office:value-type="float" office:value="58.8954339224055">
            <text:p>58,9</text:p>
          </table:table-cell>
          <table:table-cell table:formula="of:= 50/SIN(RADIANS(90-[.D15])) * SIN(RADIANS([.D15]))" office:value-type="float" office:value="85.5887481495021">
            <text:p>85,59</text:p>
          </table:table-cell>
          <table:table-cell table:formula="of:= 50/SIN(RADIANS(90-[.E15])) * SIN(RADIANS([.E15]))" office:value-type="float" office:value="116.44538917118">
            <text:p>116,45</text:p>
          </table:table-cell>
          <table:table-cell table:formula="of:= 50/SIN(RADIANS(90-[.F15])) * SIN(RADIANS([.F15]))" office:value-type="float" office:value="152.668345293182">
            <text:p>152,67</text:p>
          </table:table-cell>
          <table:table-cell table:formula="of:= 50/SIN(RADIANS(90-[.G15])) * SIN(RADIANS([.G15]))" office:value-type="float" office:value="172.708524512339">
            <text:p>172,7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9.67">
            <text:p>49,67</text:p>
          </table:table-cell>
          <table:table-cell office:value-type="float" office:value="59.707">
            <text:p>59,71</text:p>
          </table:table-cell>
          <table:table-cell office:value-type="float" office:value="65.489">
            <text:p>65,49</text:p>
          </table:table-cell>
          <table:table-cell office:value-type="float" office:value="71.014">
            <text:p>71,01</text:p>
          </table:table-cell>
          <table:table-cell office:value-type="float" office:value="73.1509">
            <text:p>73,15</text:p>
          </table:table-cell>
          <table:table-cell table:number-columns-repeated="2"/>
          <table:table-cell table:formula="of:= 50/SIN(RADIANS(90-[.$C$16])) * SIN(RADIANS([.$C$16]))" office:value-type="float" office:value="58.8954339224055">
            <text:p>58,9</text:p>
          </table:table-cell>
          <table:table-cell table:formula="of:= 50/SIN(RADIANS(90-[.D16])) * SIN(RADIANS([.D16]))" office:value-type="float" office:value="85.5887481495021">
            <text:p>85,59</text:p>
          </table:table-cell>
          <table:table-cell table:formula="of:= 50/SIN(RADIANS(90-[.E16])) * SIN(RADIANS([.E16]))" office:value-type="float" office:value="109.659190537639">
            <text:p>109,66</text:p>
          </table:table-cell>
          <table:table-cell table:formula="of:= 50/SIN(RADIANS(90-[.F16])) * SIN(RADIANS([.F16]))" office:value-type="float" office:value="145.325889177666">
            <text:p>145,33</text:p>
          </table:table-cell>
          <table:table-cell table:formula="of:= 50/SIN(RADIANS(90-[.G16])) * SIN(RADIANS([.G16]))" office:value-type="float" office:value="165.096535552872">
            <text:p>165,1</text:p>
          </table:table-cell>
          <table:table-cell table:number-columns-repeated="1010"/>
        </table:table-row>
        <table:table-row table:style-name="ro1">
          <table:table-cell office:value-type="string">
            <text:p>ø Abweichung</text:p>
          </table:table-cell>
          <table:table-cell/>
          <table:table-cell table:formula="of:=ABS([.C13]-SUM([.C14:.C16])/3)" office:value-type="float" office:value="4.66999999999999">
            <text:p>4,67</text:p>
          </table:table-cell>
          <table:table-cell table:formula="of:=ABS([.D13]-SUM([.D14:.D16])/3)" office:value-type="float" office:value="3.29566666666667">
            <text:p>3,3</text:p>
          </table:table-cell>
          <table:table-cell table:formula="of:=ABS([.E13]-SUM([.E14:.E16])/3)" office:value-type="float" office:value="3.04866666666667">
            <text:p>3,05</text:p>
          </table:table-cell>
          <table:table-cell table:formula="of:=ABS([.F13]-SUM([.F14:.F16])/3)" office:value-type="float" office:value="3.59466666666667">
            <text:p>3,59</text:p>
          </table:table-cell>
          <table:table-cell table:formula="of:=ABS([.G13]-SUM([.G14:.G16])/3)" office:value-type="float" office:value="2.26830000000001">
            <text:p>2,27</text:p>
          </table:table-cell>
          <table:table-cell/>
          <table:table-cell office:value-type="string">
            <text:p>Abweichung in cm</text:p>
          </table:table-cell>
          <table:table-cell table:formula="of:=ABS([.J13]-SUM([.J14:.J16])/3)" office:value-type="float" office:value="8.8954339224055">
            <text:p>8,9</text:p>
          </table:table-cell>
          <table:table-cell table:formula="of:=ABS([.K13]-SUM([.K14:.K16])/3)" office:value-type="float" office:value="10.244327754292">
            <text:p>10,24</text:p>
          </table:table-cell>
          <table:table-cell table:formula="of:=ABS([.L13]-SUM([.L14:.L16])/3)" office:value-type="float" office:value="14.987588348741">
            <text:p>14,99</text:p>
          </table:table-cell>
          <table:table-cell table:formula="of:=ABS([.M13]-SUM([.M14:.M16])/3)" office:value-type="float" office:value="27.204195459431">
            <text:p>27,2</text:p>
          </table:table-cell>
          <table:table-cell table:formula="of:=ABS([.N13]-SUM([.N14:.N16])/3)" office:value-type="float" office:value="22.7405021369182">
            <text:p>22,74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>
            <text:p>vorne</text:p>
          </table:table-cell>
          <table:table-cell table:style-name="ce2"/>
          <table:table-cell table:style-name="ce2" office:value-type="string">
            <text:p>50 cm</text:p>
          </table:table-cell>
          <table:table-cell table:style-name="ce2" office:value-type="string">
            <text:p>75 cm</text:p>
          </table:table-cell>
          <table:table-cell table:style-name="ce2" office:value-type="string">
            <text:p>100 cm</text:p>
          </table:table-cell>
          <table:table-cell table:style-name="ce2" office:value-type="string">
            <text:p>125 cm</text:p>
          </table:table-cell>
          <table:table-cell table:style-name="ce2" office:value-type="string">
            <text:p>150 cm</text:p>
          </table:table-cell>
          <table:table-cell table:style-name="ce2" table:number-columns-repeated="8"/>
          <table:table-cell table:number-columns-repeated="16"/>
          <table:table-cell table:style-name="ce2" table:number-columns-repeated="993"/>
        </table:table-row>
        <table:table-row table:style-name="ro1">
          <table:table-cell office:value-type="string">
            <text:p>Soll in °</text:p>
          </table:table-cell>
          <table:table-cell/>
          <table:table-cell table:number-columns-repeated="5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Ist in °</text:p>
          </table:table-cell>
          <table:table-cell office:value-type="float" office:value="0">
            <text:p>0</text:p>
          </table:table-cell>
          <table:table-cell office:value-type="float" office:value="-2.23">
            <text:p>-2,23</text:p>
          </table:table-cell>
          <table:table-cell office:value-type="float" office:value="-2.146">
            <text:p>-2,15</text:p>
          </table:table-cell>
          <table:table-cell office:value-type="float" office:value="-1.922">
            <text:p>-1,92</text:p>
          </table:table-cell>
          <table:table-cell office:value-type="float" office:value="-2.0715">
            <text:p>-2,07</text:p>
          </table:table-cell>
          <table:table-cell office:value-type="float" office:value="-0.942">
            <text:p>-0,94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oll = Soll Winkel alpha</text:p>
          </table:table-cell>
          <table:table-cell table:number-columns-repeated="9"/>
          <table:table-cell table:style-name="ce2" table:number-columns-repeated="5"/>
          <table:table-cell table:number-columns-repeated="1009"/>
        </table:table-row>
        <table:table-row table:style-name="ro1">
          <table:table-cell table:number-columns-repeated="14"/>
          <table:table-cell table:style-name="ce3" table:number-columns-repeated="2"/>
          <table:table-cell table:number-columns-repeated="1008"/>
        </table:table-row>
        <table:table-row table:style-name="ro1">
          <table:table-cell table:number-columns-repeated="14"/>
          <table:table-cell table:style-name="ce3"/>
          <table:table-cell table:style-name="ce7"/>
          <table:table-cell table:number-columns-repeated="1008"/>
        </table:table-row>
        <table:table-row table:style-name="ro1">
          <table:table-cell/>
          <table:table-cell office:value-type="string">
            <text:p>Beispielrechnung:</text:p>
          </table:table-cell>
          <table:table-cell table:number-columns-repeated="12"/>
          <table:table-cell table:style-name="ce3" table:number-columns-repeated="2"/>
          <table:table-cell table:number-columns-repeated="1008"/>
        </table:table-row>
        <table:table-row table:style-name="ro1">
          <table:table-cell/>
          <table:table-cell office:value-type="string">
            <text:p>90 - 0.1801234335 * 180/pi - 30</text:p>
          </table:table-cell>
          <table:table-cell table:number-columns-repeated="12"/>
          <table:table-cell table:style-name="ce3" table:number-columns-repeated="2"/>
          <table:table-cell table:number-columns-repeated="1008"/>
        </table:table-row>
        <table:table-row table:style-name="ro1" table:number-rows-repeated="2">
          <table:table-cell table:number-columns-repeated="1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1" office:value-type="string">
            <text:p>Kein Glechschenkliges Dreieck!</text:p>
          </table:table-cell>
          <table:table-cell table:number-columns-repeated="9"/>
          <table:table-cell table:style-name="ce2" table:number-columns-repeated="5"/>
          <table:table-cell table:number-columns-repeated="1009"/>
        </table:table-row>
        <table:table-row table:style-name="ro1">
          <table:table-cell/>
          <table:table-cell office:value-type="string">
            <text:p>Abstand zur Mittellinie</text:p>
          </table:table-cell>
          <table:table-cell table:style-name="ce4" office:value-type="float" office:value="-100">
            <text:p>-100</text:p>
          </table:table-cell>
          <table:table-cell table:style-name="ce6" office:value-type="float" office:value="-90">
            <text:p>-90</text:p>
          </table:table-cell>
          <table:table-cell table:style-name="ce4" office:value-type="float" office:value="-80">
            <text:p>-80</text:p>
          </table:table-cell>
          <table:table-cell table:style-name="ce6" office:value-type="float" office:value="-70">
            <text:p>-70</text:p>
          </table:table-cell>
          <table:table-cell table:style-name="ce4" office:value-type="float" office:value="-60">
            <text:p>-60</text:p>
          </table:table-cell>
          <table:table-cell table:style-name="ce6" office:value-type="float" office:value="-50">
            <text:p>-50</text:p>
          </table:table-cell>
          <table:table-cell table:style-name="ce4" office:value-type="float" office:value="-40">
            <text:p>-40</text:p>
          </table:table-cell>
          <table:table-cell table:style-name="ce6" office:value-type="float" office:value="-30">
            <text:p>-30</text:p>
          </table:table-cell>
          <table:table-cell table:style-name="ce4" office:value-type="float" office:value="-20">
            <text:p>-20</text:p>
          </table:table-cell>
          <table:table-cell table:style-name="ce6" office:value-type="float" office:value="-10">
            <text:p>-1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00">
            <text:p>100</text:p>
          </table:table-cell>
          <table:table-cell table:number-columns-repeated="1001"/>
        </table:table-row>
        <table:table-row table:style-name="ro1">
          <table:table-cell table:style-name="ce3"/>
          <table:table-cell office:value-type="string">
            <text:p>Optimale Kopfdrehung</text:p>
          </table:table-cell>
          <table:table-cell table:style-name="ce5"/>
          <table:table-cell table:style-name="ce5"/>
          <table:table-cell table:style-name="ce5"/>
          <table:table-cell table:style-name="ce5" office:value-type="float" office:value="-35">
            <text:p>-35,00</text:p>
          </table:table-cell>
          <table:table-cell table:style-name="ce5" office:value-type="float" office:value="-30.1">
            <text:p>-30,10</text:p>
          </table:table-cell>
          <table:table-cell table:style-name="ce5" office:value-type="float" office:value="-25">
            <text:p>-25,00</text:p>
          </table:table-cell>
          <table:table-cell table:style-name="ce5" office:value-type="float" office:value="-22.7">
            <text:p>-22,70</text:p>
          </table:table-cell>
          <table:table-cell table:style-name="ce5" office:value-type="float" office:value="-18.8">
            <text:p>-18,80</text:p>
          </table:table-cell>
          <table:table-cell table:style-name="ce5" office:value-type="float" office:value="-9.9">
            <text:p>-9,90</text:p>
          </table:table-cell>
          <table:table-cell table:style-name="ce5" office:value-type="float" office:value="-6.8">
            <text:p>-6,80</text:p>
          </table:table-cell>
          <table:table-cell table:style-name="ce5" office:value-type="float" office:value="0">
            <text:p>0,00</text:p>
          </table:table-cell>
          <table:table-cell table:style-name="ce5" office:value-type="float" office:value="5.7">
            <text:p>5,70</text:p>
          </table:table-cell>
          <table:table-cell table:style-name="ce5" office:value-type="float" office:value="12.1">
            <text:p>12,10</text:p>
          </table:table-cell>
          <table:table-cell table:style-name="ce5" office:value-type="float" office:value="16.3">
            <text:p>16,30</text:p>
          </table:table-cell>
          <table:table-cell table:style-name="ce5" office:value-type="float" office:value="20.1">
            <text:p>20,10</text:p>
          </table:table-cell>
          <table:table-cell table:style-name="ce5" office:value-type="float" office:value="24.9">
            <text:p>24,90</text:p>
          </table:table-cell>
          <table:table-cell table:style-name="ce5" office:value-type="float" office:value="26.8">
            <text:p>26,80</text:p>
          </table:table-cell>
          <table:table-cell table:style-name="ce5" office:value-type="float" office:value="34.2">
            <text:p>34,20</text:p>
          </table:table-cell>
          <table:table-cell table:style-name="ce5"/>
          <table:table-cell table:style-name="ce5"/>
          <table:table-cell table:style-name="ce5"/>
          <table:table-cell table:number-columns-repeated="1001"/>
        </table:table-row>
        <table:table-row table:style-name="ro1">
          <table:table-cell/>
          <table:table-cell office:value-type="string">
            <text:p>gemessener Winkel</text:p>
          </table:table-cell>
          <table:table-cell table:style-name="ce5"/>
          <table:table-cell table:style-name="ce5"/>
          <table:table-cell table:style-name="ce5"/>
          <table:table-cell table:style-name="ce5" office:value-type="float" office:value="-0.0118887778">
            <text:p>-0,01</text:p>
          </table:table-cell>
          <table:table-cell table:style-name="ce5" office:value-type="float" office:value="-0.0226375628">
            <text:p>-0,02</text:p>
          </table:table-cell>
          <table:table-cell table:style-name="ce5" office:value-type="float" office:value="-0.0224746931">
            <text:p>-0,02</text:p>
          </table:table-cell>
          <table:table-cell table:style-name="ce5" office:value-type="float" office:value="-0.0011400415">
            <text:p>0,00</text:p>
          </table:table-cell>
          <table:table-cell table:style-name="ce5" office:value-type="float" office:value="-0.0004885608">
            <text:p>0,00</text:p>
          </table:table-cell>
          <table:table-cell table:style-name="ce5" office:value-type="float" office:value="-0.0187289268">
            <text:p>-0,02</text:p>
          </table:table-cell>
          <table:table-cell table:style-name="ce5" office:value-type="float" office:value="0.0032572048">
            <text:p>0,00</text:p>
          </table:table-cell>
          <table:table-cell table:style-name="ce5" office:value-type="float" office:value="-0.0107487859">
            <text:p>-0,01</text:p>
          </table:table-cell>
          <table:table-cell table:style-name="ce5" office:value-type="float" office:value="-0.0254062079">
            <text:p>-0,03</text:p>
          </table:table-cell>
          <table:table-cell table:style-name="ce5" office:value-type="float" office:value="0.0040715057">
            <text:p>0,00</text:p>
          </table:table-cell>
          <table:table-cell table:style-name="ce5" office:value-type="float" office:value="-0.0465780385">
            <text:p>-0,05</text:p>
          </table:table-cell>
          <table:table-cell table:style-name="ce5" office:value-type="float" office:value="0.0043972214">
            <text:p>0,00</text:p>
          </table:table-cell>
          <table:table-cell table:style-name="ce5" office:value-type="float" office:value="-0.0107487859">
            <text:p>-0,01</text:p>
          </table:table-cell>
          <table:table-cell table:style-name="ce5" office:value-type="float" office:value="0.0070029953">
            <text:p>0,01</text:p>
          </table:table-cell>
          <table:table-cell table:style-name="ce5" office:value-type="float" office:value="-0.0200317893">
            <text:p>-0,02</text:p>
          </table:table-cell>
          <table:table-cell table:style-name="ce5"/>
          <table:table-cell table:style-name="ce5"/>
          <table:table-cell table:style-name="ce5"/>
          <table:table-cell table:number-columns-repeated="1001"/>
        </table:table-row>
        <table:table-row table:style-name="ro1">
          <table:table-cell table:number-columns-repeated="2"/>
          <table:table-cell table:style-name="ce5" table:number-columns-repeated="21"/>
          <table:table-cell table:number-columns-repeated="1001"/>
        </table:table-row>
        <table:table-row table:style-name="ro1">
          <table:table-cell/>
          <table:table-cell office:value-type="string">
            <text:p>SOLL Winkel</text:p>
          </table:table-cell>
          <table:table-cell table:formula="of:=DEGREES(ATAN(100/ABS([.C33])))" office:value-type="float" office:value="45">
            <text:p>45</text:p>
          </table:table-cell>
          <table:table-cell table:formula="of:=DEGREES(ATAN(100/ABS([.D33])))" office:value-type="float" office:value="48.0127875041833">
            <text:p>48,01</text:p>
          </table:table-cell>
          <table:table-cell table:formula="of:=DEGREES(ATAN(100/ABS([.E33])))" office:value-type="float" office:value="51.3401917459099">
            <text:p>51,34</text:p>
          </table:table-cell>
          <table:table-cell table:formula="of:=DEGREES(ATAN(100/ABS([.F33])))" office:value-type="float" office:value="55.0079798014413">
            <text:p>55,01</text:p>
          </table:table-cell>
          <table:table-cell table:formula="of:=DEGREES(ATAN(100/ABS([.G33])))" office:value-type="float" office:value="59.0362434679265">
            <text:p>59,04</text:p>
          </table:table-cell>
          <table:table-cell table:formula="of:=DEGREES(ATAN(100/ABS([.H33])))" office:value-type="float" office:value="63.434948822922">
            <text:p>63,43</text:p>
          </table:table-cell>
          <table:table-cell table:formula="of:=DEGREES(ATAN(100/ABS([.I33])))" office:value-type="float" office:value="68.1985905136482">
            <text:p>68,2</text:p>
          </table:table-cell>
          <table:table-cell table:formula="of:=DEGREES(ATAN(100/ABS([.J33])))" office:value-type="float" office:value="73.3007557660064">
            <text:p>73,3</text:p>
          </table:table-cell>
          <table:table-cell table:formula="of:=DEGREES(ATAN(100/ABS([.K33])))" office:value-type="float" office:value="78.6900675259798">
            <text:p>78,69</text:p>
          </table:table-cell>
          <table:table-cell table:formula="of:=DEGREES(ATAN(100/ABS([.L33])))" office:value-type="float" office:value="84.2894068625004">
            <text:p>84,29</text:p>
          </table:table-cell>
          <table:table-cell office:value-type="float" office:value="90">
            <text:p>90</text:p>
          </table:table-cell>
          <table:table-cell table:formula="of:=DEGREES(ATAN(100/ABS([.N33])))" office:value-type="float" office:value="84.2894068625004">
            <text:p>84,29</text:p>
          </table:table-cell>
          <table:table-cell table:style-name="ce3" table:formula="of:=DEGREES(ATAN(100/ABS([.O33])))" office:value-type="float" office:value="78.6900675259798">
            <text:p>78,69</text:p>
          </table:table-cell>
          <table:table-cell table:style-name="ce3" table:formula="of:=DEGREES(ATAN(100/ABS([.P33])))" office:value-type="float" office:value="73.3007557660064">
            <text:p>73,3</text:p>
          </table:table-cell>
          <table:table-cell table:formula="of:=DEGREES(ATAN(100/ABS([.Q33])))" office:value-type="float" office:value="68.1985905136482">
            <text:p>68,2</text:p>
          </table:table-cell>
          <table:table-cell table:formula="of:=DEGREES(ATAN(100/ABS([.R33])))" office:value-type="float" office:value="63.434948822922">
            <text:p>63,43</text:p>
          </table:table-cell>
          <table:table-cell table:formula="of:=DEGREES(ATAN(100/ABS([.S33])))" office:value-type="float" office:value="59.0362434679265">
            <text:p>59,04</text:p>
          </table:table-cell>
          <table:table-cell table:formula="of:=DEGREES(ATAN(100/ABS([.T33])))" office:value-type="float" office:value="55.0079798014413">
            <text:p>55,01</text:p>
          </table:table-cell>
          <table:table-cell table:formula="of:=DEGREES(ATAN(100/ABS([.U33])))" office:value-type="float" office:value="51.3401917459099">
            <text:p>51,34</text:p>
          </table:table-cell>
          <table:table-cell table:formula="of:=DEGREES(ATAN(100/ABS([.V33])))" office:value-type="float" office:value="48.0127875041833">
            <text:p>48,01</text:p>
          </table:table-cell>
          <table:table-cell table:formula="of:=DEGREES(ATAN(100/ABS([.W33])))" office:value-type="float" office:value="45">
            <text:p>45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IST Winkel</text:p>
          </table:table-cell>
          <table:table-cell table:formula="of:=90-ABS([.C34])-ABS([.C35])" office:value-type="float" office:value="90">
            <text:p>90</text:p>
          </table:table-cell>
          <table:table-cell table:formula="of:=90-ABS([.D34])-ABS([.D35])" office:value-type="float" office:value="90">
            <text:p>90</text:p>
          </table:table-cell>
          <table:table-cell table:formula="of:=90-ABS([.E34])-ABS([.E35])" office:value-type="float" office:value="90">
            <text:p>90</text:p>
          </table:table-cell>
          <table:table-cell table:formula="of:=90-ABS([.F34])-ABS([.F35])" office:value-type="float" office:value="54.9881112222">
            <text:p>54,99</text:p>
          </table:table-cell>
          <table:table-cell table:formula="of:=90-ABS([.G34])-ABS([.G35])" office:value-type="float" office:value="59.8773624372">
            <text:p>59,88</text:p>
          </table:table-cell>
          <table:table-cell table:formula="of:=90-ABS([.H34])-ABS([.H35])" office:value-type="float" office:value="64.9775253069">
            <text:p>64,98</text:p>
          </table:table-cell>
          <table:table-cell table:formula="of:=90-ABS([.I34])-ABS([.I35])" office:value-type="float" office:value="67.2988599585">
            <text:p>67,3</text:p>
          </table:table-cell>
          <table:table-cell table:formula="of:=90-ABS([.J34])-ABS([.J35])" office:value-type="float" office:value="71.1995114392">
            <text:p>71,2</text:p>
          </table:table-cell>
          <table:table-cell table:formula="of:=90-ABS([.K34])-ABS([.K35])" office:value-type="float" office:value="80.0812710732">
            <text:p>80,08</text:p>
          </table:table-cell>
          <table:table-cell table:formula="of:=90-ABS([.L34])-ABS([.L35])" office:value-type="float" office:value="83.1967427952">
            <text:p>83,2</text:p>
          </table:table-cell>
          <table:table-cell table:formula="of:=90-ABS([.M34])-ABS([.M35])" office:value-type="float" office:value="89.9892512141">
            <text:p>89,99</text:p>
          </table:table-cell>
          <table:table-cell table:formula="of:=90-ABS([.N34])-ABS([.N35])" office:value-type="float" office:value="84.2745937921">
            <text:p>84,27</text:p>
          </table:table-cell>
          <table:table-cell table:style-name="ce3" table:formula="of:=90-ABS([.O34])-ABS([.O35])" office:value-type="float" office:value="77.8959284943">
            <text:p>77,9</text:p>
          </table:table-cell>
          <table:table-cell table:style-name="ce3" table:formula="of:=90-ABS([.P34])-ABS([.P35])" office:value-type="float" office:value="73.6534219615">
            <text:p>73,65</text:p>
          </table:table-cell>
          <table:table-cell table:formula="of:=90-ABS([.Q34])-ABS([.Q35])" office:value-type="float" office:value="69.8956027786">
            <text:p>69,9</text:p>
          </table:table-cell>
          <table:table-cell table:formula="of:=90-ABS([.R34])-ABS([.R35])" office:value-type="float" office:value="65.0892512141">
            <text:p>65,09</text:p>
          </table:table-cell>
          <table:table-cell table:formula="of:=90-ABS([.S34])-ABS([.S35])" office:value-type="float" office:value="63.1929970047">
            <text:p>63,19</text:p>
          </table:table-cell>
          <table:table-cell table:formula="of:=90-ABS([.T34])-ABS([.T35])" office:value-type="float" office:value="55.7799682107">
            <text:p>55,78</text:p>
          </table:table-cell>
          <table:table-cell table:formula="of:=90-ABS([.U34])-ABS([.U35])" office:value-type="float" office:value="90">
            <text:p>90</text:p>
          </table:table-cell>
          <table:table-cell table:formula="of:=90-ABS([.V34])-ABS([.V35])" office:value-type="float" office:value="90">
            <text:p>90</text:p>
          </table:table-cell>
          <table:table-cell table:formula="of:=90-ABS([.W34])-ABS([.W35])" office:value-type="float" office:value="90">
            <text:p>90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Differenz SOLL IST</text:p>
          </table:table-cell>
          <table:table-cell table:number-columns-repeated="3"/>
          <table:table-cell table:formula="of:=ABS([.F37]-[.F38])" office:value-type="float" office:value="0.0198685792413471">
            <text:p>0,02</text:p>
          </table:table-cell>
          <table:table-cell table:formula="of:=ABS([.G37]-[.G38])" office:value-type="float" office:value="0.841118969273516">
            <text:p>0,84</text:p>
          </table:table-cell>
          <table:table-cell table:formula="of:=ABS([.H37]-[.H38])" office:value-type="float" office:value="1.54257648397798">
            <text:p>1,54</text:p>
          </table:table-cell>
          <table:table-cell table:formula="of:=ABS([.I37]-[.I38])" office:value-type="float" office:value="0.899730555148182">
            <text:p>0,9</text:p>
          </table:table-cell>
          <table:table-cell table:formula="of:=ABS([.J37]-[.J38])" office:value-type="float" office:value="2.10124432680638">
            <text:p>2,1</text:p>
          </table:table-cell>
          <table:table-cell table:formula="of:=ABS([.K37]-[.K38])" office:value-type="float" office:value="1.3912035472202">
            <text:p>1,39</text:p>
          </table:table-cell>
          <table:table-cell table:formula="of:=ABS([.L37]-[.L38])" office:value-type="float" office:value="1.09266406730035">
            <text:p>1,09</text:p>
          </table:table-cell>
          <table:table-cell table:formula="of:=ABS([.M37]-[.M38])" office:value-type="float" office:value="0.0107487859000059">
            <text:p>0,01</text:p>
          </table:table-cell>
          <table:table-cell table:formula="of:=ABS([.N37]-[.N38])" office:value-type="float" office:value="0.0148130704003648">
            <text:p>0,01</text:p>
          </table:table-cell>
          <table:table-cell table:style-name="ce3" table:formula="of:=ABS([.O37]-[.O38])" office:value-type="float" office:value="0.794139031679791">
            <text:p>0,79</text:p>
          </table:table-cell>
          <table:table-cell table:style-name="ce3" table:formula="of:=ABS([.P37]-[.P38])" office:value-type="float" office:value="0.352666195493612">
            <text:p>0,35</text:p>
          </table:table-cell>
          <table:table-cell table:formula="of:=ABS([.Q37]-[.Q38])" office:value-type="float" office:value="1.69701226495182">
            <text:p>1,7</text:p>
          </table:table-cell>
          <table:table-cell table:formula="of:=ABS([.R37]-[.R38])" office:value-type="float" office:value="1.65430239117796">
            <text:p>1,65</text:p>
          </table:table-cell>
          <table:table-cell table:formula="of:=ABS([.S37]-[.S38])" office:value-type="float" office:value="4.15675353677352">
            <text:p>4,16</text:p>
          </table:table-cell>
          <table:table-cell table:formula="of:=ABS([.T37]-[.T38])" office:value-type="float" office:value="0.771988409258654">
            <text:p>0,77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Default" table:formula="of:=TRANSPOSE([.F40:.T41])">
            <text:p/>
          </table:table-cell>
          <table:table-cell table:style-name="Default" table:formula="of:=TRANSPOSE([.G40:.U41])">
            <text:p/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Berechnung über einen Winkel</text:p>
          </table:table-cell>
          <table:table-cell/>
          <table:table-cell table:style-name="ce2" office:value-type="string">
            <text:p>--&gt; 50/sinus(90-beta) * sinus(beta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links</text:p>
          </table:table-cell>
          <table:table-cell office:value-type="string">
            <text:p>50 cm</text:p>
          </table:table-cell>
          <table:table-cell office:value-type="string">
            <text:p>75 cm</text:p>
          </table:table-cell>
          <table:table-cell office:value-type="string">
            <text:p>100 cm</text:p>
          </table:table-cell>
          <table:table-cell office:value-type="string">
            <text:p>125 cm</text:p>
          </table:table-cell>
          <table:table-cell office:value-type="string">
            <text:p>150 cm</text:p>
          </table:table-cell>
          <table:table-cell table:style-name="Default"/>
          <table:table-cell table:number-columns-repeated="5"/>
          <table:table-cell table:style-name="ce3"/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Sollhöhe in cm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 table:style-name="Default"/>
          <table:table-cell table:number-columns-repeated="5"/>
          <table:table-cell table:style-name="ce3"/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Isthöhe in cm</text:p>
          </table:table-cell>
          <table:table-cell office:value-type="float" office:value="50.756">
            <text:p>50,76</text:p>
          </table:table-cell>
          <table:table-cell office:value-type="float" office:value="73.105">
            <text:p>73,11</text:p>
          </table:table-cell>
          <table:table-cell office:value-type="float" office:value="96.357">
            <text:p>96,36</text:p>
          </table:table-cell>
          <table:table-cell office:value-type="float" office:value="118.568">
            <text:p>118,57</text:p>
          </table:table-cell>
          <table:table-cell table:style-name="ce7" office:value-type="float" office:value="145.762">
            <text:p>145,76</text:p>
          </table:table-cell>
          <table:table-cell table:style-name="Default"/>
          <table:table-cell table:number-columns-repeated="5"/>
          <table:table-cell table:style-name="ce3"/>
          <table:table-cell table:number-columns-repeated="1009"/>
        </table:table-row>
        <table:table-row table:style-name="ro1">
          <table:table-cell table:number-columns-repeated="3"/>
          <table:table-cell office:value-type="float" office:value="50.756">
            <text:p>50,76</text:p>
          </table:table-cell>
          <table:table-cell office:value-type="float" office:value="73.105">
            <text:p>73,11</text:p>
          </table:table-cell>
          <table:table-cell office:value-type="float" office:value="93.846">
            <text:p>93,85</text:p>
          </table:table-cell>
          <table:table-cell office:value-type="float" office:value="111.359">
            <text:p>111,36</text:p>
          </table:table-cell>
          <table:table-cell office:value-type="float" office:value="134.9">
            <text:p>134,9</text:p>
          </table:table-cell>
          <table:table-cell table:style-name="Default"/>
          <table:table-cell table:number-columns-repeated="5"/>
          <table:table-cell table:style-name="ce3"/>
          <table:table-cell table:number-columns-repeated="1009"/>
        </table:table-row>
        <table:table-row table:style-name="ro1">
          <table:table-cell table:number-columns-repeated="3"/>
          <table:table-cell office:value-type="float" office:value="50.756">
            <text:p>50,76</text:p>
          </table:table-cell>
          <table:table-cell office:value-type="float" office:value="73.105">
            <text:p>73,11</text:p>
          </table:table-cell>
          <table:table-cell office:value-type="float" office:value="87.86">
            <text:p>87,86</text:p>
          </table:table-cell>
          <table:table-cell office:value-type="float" office:value="114.9">
            <text:p>114,9</text:p>
          </table:table-cell>
          <table:table-cell office:value-type="float" office:value="108.121">
            <text:p>108,12</text:p>
          </table:table-cell>
          <table:table-cell table:number-columns-repeated="17"/>
          <table:table-cell>
            <draw:frame table:end-cell-address="Tabelle1.AH76" table:end-x="0.445cm" table:end-y="0.375cm" draw:z-index="0" draw:style-name="gr1" svg:width="18.074cm" svg:height="9.412cm" svg:x="0.436cm" svg:y="0.319cm">
              <draw:object draw:notify-on-update-of-ranges="Tabelle1.J56:Tabelle1.J60 Tabelle1.K55:Tabelle1.K55 Tabelle1.K56:Tabelle1.K60 Tabelle1.L55:Tabelle1.L55 Tabelle1.L56:Tabelle1.L60 Tabelle1.M55:Tabelle1.M55 Tabelle1.M56:Tabelle1.M6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>
            <text:p>Abweichung in cm</text:p>
          </table:table-cell>
          <table:table-cell table:formula="of:=ABS([.D51]-SUM([.D52:.D54])/3)" office:value-type="float" office:value="0.756">
            <text:p>0,76</text:p>
          </table:table-cell>
          <table:table-cell table:formula="of:=ABS([.E51]-SUM([.E52:.E54])/3)" office:value-type="float" office:value="1.895">
            <text:p>1,9</text:p>
          </table:table-cell>
          <table:table-cell table:formula="of:=ABS([.F51]-SUM([.F52:.F54])/3)" office:value-type="float" office:value="7.31233333333334">
            <text:p>7,31</text:p>
          </table:table-cell>
          <table:table-cell table:formula="of:=ABS([.G51]-SUM([.G52:.G54])/3)" office:value-type="float" office:value="10.0576666666667">
            <text:p>10,06</text:p>
          </table:table-cell>
          <table:table-cell table:formula="of:=ABS([.H51]-SUM([.H52:.H54])/3)" office:value-type="float" office:value="20.4056666666667">
            <text:p>20,41</text:p>
          </table:table-cell>
          <table:table-cell/>
          <table:table-cell office:value-type="string">
            <text:p>Abstand in cm</text:p>
          </table:table-cell>
          <table:table-cell office:value-type="string">
            <text:p>Abweichung h_c durch α</text:p>
          </table:table-cell>
          <table:table-cell office:value-type="string">
            <text:p>Abweichung h_c durch β</text:p>
          </table:table-cell>
          <table:table-cell office:value-type="string">
            <text:p>Abweichung h_c durch α + β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50">
            <text:p>50</text:p>
          </table:table-cell>
          <table:table-cell office:value-type="float" office:value="0.76">
            <text:p>0,76</text:p>
          </table:table-cell>
          <table:table-cell office:value-type="float" office:value="8.9">
            <text:p>8,9</text:p>
          </table:table-cell>
          <table:table-cell office:value-type="float" office:value="4.52">
            <text:p>4,52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75">
            <text:p>75</text:p>
          </table:table-cell>
          <table:table-cell office:value-type="float" office:value="1.9">
            <text:p>1,9</text:p>
          </table:table-cell>
          <table:table-cell office:value-type="float" office:value="10.24">
            <text:p>10,24</text:p>
          </table:table-cell>
          <table:table-cell office:value-type="float" office:value="3.71">
            <text:p>3,7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 office:value-type="string">
            <text:p>rechts</text:p>
          </table:table-cell>
          <table:table-cell table:style-name="ce2" office:value-type="string">
            <text:p>50 cm</text:p>
          </table:table-cell>
          <table:table-cell table:style-name="ce2" office:value-type="string">
            <text:p>75 cm</text:p>
          </table:table-cell>
          <table:table-cell table:style-name="ce2" office:value-type="string">
            <text:p>100 cm</text:p>
          </table:table-cell>
          <table:table-cell table:style-name="ce2" office:value-type="string">
            <text:p>125 cm</text:p>
          </table:table-cell>
          <table:table-cell table:style-name="ce2" office:value-type="string">
            <text:p>150 cm</text:p>
          </table:table-cell>
          <table:table-cell/>
          <table:table-cell office:value-type="float" office:value="100">
            <text:p>100</text:p>
          </table:table-cell>
          <table:table-cell office:value-type="float" office:value="7.31">
            <text:p>7,31</text:p>
          </table:table-cell>
          <table:table-cell office:value-type="float" office:value="14.99">
            <text:p>14,99</text:p>
          </table:table-cell>
          <table:table-cell office:value-type="float" office:value="2.64">
            <text:p>2,6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ollhöhe in cm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/>
          <table:table-cell office:value-type="float" office:value="125">
            <text:p>125</text:p>
          </table:table-cell>
          <table:table-cell office:value-type="float" office:value="10.06">
            <text:p>10,06</text:p>
          </table:table-cell>
          <table:table-cell office:value-type="float" office:value="27.2">
            <text:p>27,2</text:p>
          </table:table-cell>
          <table:table-cell office:value-type="float" office:value="4.5">
            <text:p>4,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Isthöhe in cm</text:p>
          </table:table-cell>
          <table:table-cell table:formula="of:= 50/SIN(RADIANS(90-[.C14])) * SIN(RADIANS([.C14]))" office:value-type="float" office:value="58.8954339224055">
            <text:p>58,9</text:p>
          </table:table-cell>
          <table:table-cell table:formula="of:= 50/SIN(RADIANS(90-[.D14])) * SIN(RADIANS([.D14]))" office:value-type="float" office:value="84.5554869638719">
            <text:p>84,56</text:p>
          </table:table-cell>
          <table:table-cell table:formula="of:= 50/SIN(RADIANS(90-[.E14])) * SIN(RADIANS([.E14]))" office:value-type="float" office:value="118.858185337404">
            <text:p>118,86</text:p>
          </table:table-cell>
          <table:table-cell table:formula="of:= 50/SIN(RADIANS(90-[.F14])) * SIN(RADIANS([.F14]))" office:value-type="float" office:value="158.618351907446">
            <text:p>158,62</text:p>
          </table:table-cell>
          <table:table-cell table:formula="of:= 50/SIN(RADIANS(90-[.G14])) * SIN(RADIANS([.G14]))" office:value-type="float" office:value="180.416446345544">
            <text:p>180,42</text:p>
          </table:table-cell>
          <table:table-cell/>
          <table:table-cell office:value-type="float" office:value="150">
            <text:p>150</text:p>
          </table:table-cell>
          <table:table-cell office:value-type="float" office:value="20.41">
            <text:p>20,41</text:p>
          </table:table-cell>
          <table:table-cell office:value-type="float" office:value="22.74">
            <text:p>22,74</text:p>
          </table:table-cell>
          <table:table-cell office:value-type="float" office:value="3.96">
            <text:p>3,9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 50/SIN(RADIANS(90-[.C15])) * SIN(RADIANS([.C15]))" office:value-type="float" office:value="58.8954339224055">
            <text:p>58,9</text:p>
          </table:table-cell>
          <table:table-cell table:formula="of:= 50/SIN(RADIANS(90-[.D15])) * SIN(RADIANS([.D15]))" office:value-type="float" office:value="85.5887481495021">
            <text:p>85,59</text:p>
          </table:table-cell>
          <table:table-cell table:formula="of:= 50/SIN(RADIANS(90-[.E15])) * SIN(RADIANS([.E15]))" office:value-type="float" office:value="116.44538917118">
            <text:p>116,45</text:p>
          </table:table-cell>
          <table:table-cell table:formula="of:= 50/SIN(RADIANS(90-[.F15])) * SIN(RADIANS([.F15]))" office:value-type="float" office:value="152.668345293182">
            <text:p>152,67</text:p>
          </table:table-cell>
          <table:table-cell table:formula="of:= 50/SIN(RADIANS(90-[.G15])) * SIN(RADIANS([.G15]))" office:value-type="float" office:value="172.708524512339">
            <text:p>172,7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formula="of:= 50/SIN(RADIANS(90-[.C16])) * SIN(RADIANS([.C16]))" office:value-type="float" office:value="58.8954339224055">
            <text:p>58,9</text:p>
          </table:table-cell>
          <table:table-cell table:formula="of:= 50/SIN(RADIANS(90-[.D16])) * SIN(RADIANS([.D16]))" office:value-type="float" office:value="85.5887481495021">
            <text:p>85,59</text:p>
          </table:table-cell>
          <table:table-cell table:formula="of:= 50/SIN(RADIANS(90-[.E16])) * SIN(RADIANS([.E16]))" office:value-type="float" office:value="109.659190537639">
            <text:p>109,66</text:p>
          </table:table-cell>
          <table:table-cell table:formula="of:= 50/SIN(RADIANS(90-[.F16])) * SIN(RADIANS([.F16]))" office:value-type="float" office:value="145.325889177666">
            <text:p>145,33</text:p>
          </table:table-cell>
          <table:table-cell table:formula="of:= 50/SIN(RADIANS(90-[.G16])) * SIN(RADIANS([.G16]))" office:value-type="float" office:value="165.096535552872">
            <text:p>165,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Abweichung in cm</text:p>
          </table:table-cell>
          <table:table-cell table:formula="of:=ABS([.D59]-SUM([.D60:.D62])/3)" office:value-type="float" office:value="8.8954339224055">
            <text:p>8,9</text:p>
          </table:table-cell>
          <table:table-cell table:formula="of:=ABS([.E59]-SUM([.E60:.E62])/3)" office:value-type="float" office:value="10.244327754292">
            <text:p>10,24</text:p>
          </table:table-cell>
          <table:table-cell table:formula="of:=ABS([.F59]-SUM([.F60:.F62])/3)" office:value-type="float" office:value="14.987588348741">
            <text:p>14,99</text:p>
          </table:table-cell>
          <table:table-cell table:formula="of:=ABS([.G59]-SUM([.G60:.G62])/3)" office:value-type="float" office:value="27.204195459431">
            <text:p>27,2</text:p>
          </table:table-cell>
          <table:table-cell table:formula="of:=ABS([.H59]-SUM([.H60:.H62])/3)" office:value-type="float" office:value="22.7405021369182">
            <text:p>22,74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>
            <draw:frame table:end-cell-address="Tabelle1.S98" table:end-x="1.196cm" table:end-y="0.231cm" draw:z-index="1" draw:style-name="gr1" svg:width="26.491cm" svg:height="13.072cm" svg:x="0.07cm" svg:y="0.342cm">
              <draw:object draw:notify-on-update-of-ranges="Tabelle1.C69:Tabelle1.C69 Tabelle1.C70:Tabelle1.C84 Tabelle1.D69:Tabelle1.D69 Tabelle1.D70:Tabelle1.D84 Tabelle1.E69:Tabelle1.E69 Tabelle1.E70:Tabelle1.E84 Tabelle1.F69:Tabelle1.F69 Tabelle1.F70:Tabelle1.F8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stand zur Mittellinie</text:p>
          </table:table-cell>
          <table:table-cell office:value-type="string">
            <text:p>SOLL Winkel</text:p>
          </table:table-cell>
          <table:table-cell office:value-type="string">
            <text:p>IST Winkel</text:p>
          </table:table-cell>
          <table:table-cell office:value-type="string">
            <text:p>Differenz SOLL IS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-70">
            <text:p>-70</text:p>
          </table:table-cell>
          <table:table-cell office:value-type="float" office:value="55.0079798014413">
            <text:p>55,01</text:p>
          </table:table-cell>
          <table:table-cell office:value-type="float" office:value="54.9881112222">
            <text:p>54,99</text:p>
          </table:table-cell>
          <table:table-cell office:value-type="float" office:value="0.0198685792413471">
            <text:p>0,0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-60">
            <text:p>-60</text:p>
          </table:table-cell>
          <table:table-cell office:value-type="float" office:value="59.0362434679265">
            <text:p>59,04</text:p>
          </table:table-cell>
          <table:table-cell office:value-type="float" office:value="59.8773624372">
            <text:p>59,88</text:p>
          </table:table-cell>
          <table:table-cell office:value-type="float" office:value="0.841118969273516">
            <text:p>0,8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-50">
            <text:p>-50</text:p>
          </table:table-cell>
          <table:table-cell office:value-type="float" office:value="63.434948822922">
            <text:p>63,43</text:p>
          </table:table-cell>
          <table:table-cell office:value-type="float" office:value="64.9775253069">
            <text:p>64,98</text:p>
          </table:table-cell>
          <table:table-cell office:value-type="float" office:value="1.54257648397798">
            <text:p>1,5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-40">
            <text:p>-40</text:p>
          </table:table-cell>
          <table:table-cell office:value-type="float" office:value="68.1985905136482">
            <text:p>68,2</text:p>
          </table:table-cell>
          <table:table-cell office:value-type="float" office:value="67.2988599585">
            <text:p>67,3</text:p>
          </table:table-cell>
          <table:table-cell office:value-type="float" office:value="0.899730555148182">
            <text:p>0,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-30">
            <text:p>-30</text:p>
          </table:table-cell>
          <table:table-cell office:value-type="float" office:value="73.3007557660064">
            <text:p>73,3</text:p>
          </table:table-cell>
          <table:table-cell office:value-type="float" office:value="71.1995114392">
            <text:p>71,2</text:p>
          </table:table-cell>
          <table:table-cell office:value-type="float" office:value="2.10124432680638">
            <text:p>2,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-20">
            <text:p>-20</text:p>
          </table:table-cell>
          <table:table-cell office:value-type="float" office:value="78.6900675259798">
            <text:p>78,69</text:p>
          </table:table-cell>
          <table:table-cell office:value-type="float" office:value="80.0812710732">
            <text:p>80,08</text:p>
          </table:table-cell>
          <table:table-cell office:value-type="float" office:value="1.3912035472202">
            <text:p>1,3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-10">
            <text:p>-10</text:p>
          </table:table-cell>
          <table:table-cell office:value-type="float" office:value="84.2894068625004">
            <text:p>84,29</text:p>
          </table:table-cell>
          <table:table-cell office:value-type="float" office:value="83.1967427952">
            <text:p>83,2</text:p>
          </table:table-cell>
          <table:table-cell office:value-type="float" office:value="1.09266406730035">
            <text:p>1,0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89.9892512141">
            <text:p>89,99</text:p>
          </table:table-cell>
          <table:table-cell office:value-type="float" office:value="0.0107487859000059">
            <text:p>0,0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84.2894068625004">
            <text:p>84,29</text:p>
          </table:table-cell>
          <table:table-cell office:value-type="float" office:value="84.2745937921">
            <text:p>84,27</text:p>
          </table:table-cell>
          <table:table-cell office:value-type="float" office:value="0.0148130704003648">
            <text:p>0,0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78.6900675259798">
            <text:p>78,69</text:p>
          </table:table-cell>
          <table:table-cell office:value-type="float" office:value="77.8959284943">
            <text:p>77,9</text:p>
          </table:table-cell>
          <table:table-cell office:value-type="float" office:value="0.794139031679791">
            <text:p>0,7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73.3007557660064">
            <text:p>73,3</text:p>
          </table:table-cell>
          <table:table-cell office:value-type="float" office:value="73.6534219615">
            <text:p>73,65</text:p>
          </table:table-cell>
          <table:table-cell office:value-type="float" office:value="0.352666195493612">
            <text:p>0,3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68.1985905136482">
            <text:p>68,2</text:p>
          </table:table-cell>
          <table:table-cell office:value-type="float" office:value="69.8956027786">
            <text:p>69,9</text:p>
          </table:table-cell>
          <table:table-cell office:value-type="float" office:value="1.69701226495182">
            <text:p>1,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63.434948822922">
            <text:p>63,43</text:p>
          </table:table-cell>
          <table:table-cell office:value-type="float" office:value="65.0892512141">
            <text:p>65,09</text:p>
          </table:table-cell>
          <table:table-cell office:value-type="float" office:value="1.65430239117796">
            <text:p>1,6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59.0362434679265">
            <text:p>59,04</text:p>
          </table:table-cell>
          <table:table-cell office:value-type="float" office:value="63.1929970047">
            <text:p>63,19</text:p>
          </table:table-cell>
          <table:table-cell office:value-type="float" office:value="4.15675353677352">
            <text:p>4,1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office:value-type="float" office:value="55.0079798014413">
            <text:p>55,01</text:p>
          </table:table-cell>
          <table:table-cell office:value-type="float" office:value="55.7799682107">
            <text:p>55,78</text:p>
          </table:table-cell>
          <table:table-cell office:value-type="float" office:value="0.771988409258654">
            <text:p>0,77</text:p>
          </table:table-cell>
          <table:table-cell table:number-columns-repeated="1018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.06.2012</text:date>, <text:time>12:32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30T14:00:45</meta:creation-date>
    <dc:date>2012-06-07T12:32:06</dc:date>
    <meta:editing-duration>PT18H18M58S</meta:editing-duration>
    <meta:editing-cycles>99</meta:editing-cycles>
    <meta:generator>OpenOffice.org/3.2$Unix OpenOffice.org_project/320m12$Build-9483</meta:generator>
    <meta:document-statistic meta:table-count="3" meta:cell-count="492" meta:object-count="2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28" chart:interval-major="1" chart:interval-minor-divisor="1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75cm" svg:height="9.413cm" xlink:href=".." chart:class="chart:line" chart:style-name="ch1">
        <chart:title svg:x="6.334cm" svg:y="0.189cm" chart:style-name="ch2">
          <text:p>Triangulation über 2 NAOs</text:p>
        </chart:title>
        <chart:legend chart:legend-position="end" svg:x="1.718cm" svg:y="7.747cm" chart:style-name="ch3"/>
        <chart:plot-area chart:style-name="ch4" table:cell-range-address="Tabelle1.J55:Tabelle1.M60" chart:data-source-has-labels="both" svg:x="0.452cm" svg:y="0.851cm" svg:width="16.473cm" svg:height="7.531cm">
          <chart:axis chart:dimension="x" chart:name="primary-x" chart:style-name="ch5">
            <chart:title svg:x="8.195cm" svg:y="8.019cm" chart:style-name="ch6">
              <text:p>h_c [in cm]</text:p>
            </chart:title>
            <chart:categories table:cell-range-address="Tabelle1.J56:Tabelle1.J60"/>
          </chart:axis>
          <chart:axis chart:dimension="y" chart:name="primary-y" chart:style-name="ch7">
            <chart:title svg:x="0.292cm" svg:y="6.24cm" chart:style-name="ch8">
              <text:p>Abweihung von h_c [in cm]</text:p>
            </chart:title>
            <chart:grid chart:style-name="ch9" chart:class="major"/>
          </chart:axis>
          <chart:series chart:style-name="ch10" chart:values-cell-range-address="Tabelle1.K56:Tabelle1.K60" chart:label-cell-address="Tabelle1.K55:Tabelle1.K55" chart:class="chart:line">
            <chart:data-point chart:repeated="5"/>
          </chart:series>
          <chart:series chart:style-name="ch11" chart:values-cell-range-address="Tabelle1.L56:Tabelle1.L60" chart:label-cell-address="Tabelle1.L55:Tabelle1.L55" chart:class="chart:line">
            <chart:data-point chart:repeated="5"/>
          </chart:series>
          <chart:series chart:style-name="ch12" chart:values-cell-range-address="Tabelle1.M56:Tabelle1.M60" chart:label-cell-address="Tabelle1.M55:Tabelle1.M55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K55:Tabelle1.K55">Abweichung h_c durch α</text:p>
              </table:table-cell>
              <table:table-cell office:value-type="string">
                <text:p text:id="Tabelle1.L55:Tabelle1.L55">Abweichung h_c durch β</text:p>
              </table:table-cell>
              <table:table-cell office:value-type="string">
                <text:p text:id="Tabelle1.M55:Tabelle1.M55">Abweichung h_c durch α + β</text:p>
              </table:table-cell>
            </table:table-row>
          </table:table-header-rows>
          <table:table-rows>
            <table:table-row>
              <table:table-cell office:value-type="string">
                <text:p text:id="Tabelle1.J56:Tabelle1.J60">50</text:p>
              </table:table-cell>
              <table:table-cell office:value-type="float" office:value="0.76">
                <text:p text:id="Tabelle1.K56:Tabelle1.K60">0.76</text:p>
              </table:table-cell>
              <table:table-cell office:value-type="float" office:value="8.9">
                <text:p text:id="Tabelle1.L56:Tabelle1.L60">8.9</text:p>
              </table:table-cell>
              <table:table-cell office:value-type="float" office:value="4.52">
                <text:p text:id="Tabelle1.M56:Tabelle1.M60">4.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">
                <text:p>1.9</text:p>
              </table:table-cell>
              <table:table-cell office:value-type="float" office:value="10.24">
                <text:p>10.24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31">
                <text:p>7.31</text:p>
              </table:table-cell>
              <table:table-cell office:value-type="float" office:value="14.99">
                <text:p>14.99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.06">
                <text:p>10.06</text:p>
              </table:table-cell>
              <table:table-cell office:value-type="float" office:value="27.2">
                <text:p>27.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.41">
                <text:p>20.41</text:p>
              </table:table-cell>
              <table:table-cell office:value-type="float" office:value="22.74">
                <text:p>22.74</text:p>
              </table:table-cell>
              <table:table-cell office:value-type="float" office:value="3.96">
                <text:p>3.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90" chart:origin="0" chart:interval-major="5" chart:interval-minor-divisor="2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492cm" svg:height="13.073cm" xlink:href=".." chart:class="chart:line" chart:style-name="ch1">
        <chart:title svg:x="10.706cm" svg:y="0.262cm" chart:style-name="ch2">
          <text:p>Winkelabweichung alpha</text:p>
        </chart:title>
        <chart:legend chart:legend-position="end" svg:x="22.89cm" svg:y="5.867cm" chart:style-name="ch3"/>
        <chart:plot-area chart:style-name="ch4" table:cell-range-address="Tabelle1.C69:Tabelle1.F84" chart:data-source-has-labels="both" svg:x="0.857cm" svg:y="1.036cm" svg:width="21.505cm" svg:height="11.455cm">
          <chart:axis chart:dimension="x" chart:name="primary-x" chart:style-name="ch5">
            <chart:title svg:x="10.533cm" svg:y="12.2cm" chart:style-name="ch6">
              <text:p>SOLL Winkel alpha</text:p>
            </chart:title>
            <chart:categories table:cell-range-address="Tabelle1.C70:Tabelle1.C84"/>
          </chart:axis>
          <chart:axis chart:dimension="y" chart:name="primary-y" chart:style-name="ch7">
            <chart:title svg:x="0.53cm" svg:y="7.687cm" chart:style-name="ch8">
              <text:p>IST Winkel alpha</text:p>
            </chart:title>
            <chart:grid chart:style-name="ch9" chart:class="major"/>
          </chart:axis>
          <chart:series chart:style-name="ch10" chart:values-cell-range-address="Tabelle1.D70:Tabelle1.D84" chart:label-cell-address="Tabelle1.D69:Tabelle1.D69" chart:class="chart:line">
            <chart:data-point chart:repeated="15"/>
          </chart:series>
          <chart:series chart:style-name="ch11" chart:values-cell-range-address="Tabelle1.E70:Tabelle1.E84" chart:label-cell-address="Tabelle1.E69:Tabelle1.E69" chart:class="chart:line">
            <chart:data-point chart:repeated="15"/>
          </chart:series>
          <chart:series chart:style-name="ch12" chart:values-cell-range-address="Tabelle1.F70:Tabelle1.F84" chart:label-cell-address="Tabelle1.F69:Tabelle1.F69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D69:Tabelle1.D69">SOLL Winkel</text:p>
              </table:table-cell>
              <table:table-cell office:value-type="string">
                <text:p text:id="Tabelle1.E69:Tabelle1.E69">IST Winkel</text:p>
              </table:table-cell>
              <table:table-cell office:value-type="string">
                <text:p text:id="Tabelle1.F69:Tabelle1.F69">Differenz SOLL IST</text:p>
              </table:table-cell>
            </table:table-row>
          </table:table-header-rows>
          <table:table-rows>
            <table:table-row>
              <table:table-cell office:value-type="string">
                <text:p text:id="Tabelle1.C70:Tabelle1.C84">-70</text:p>
              </table:table-cell>
              <table:table-cell office:value-type="float" office:value="55.0079798014413">
                <text:p text:id="Tabelle1.D70:Tabelle1.D84">55.0079798014413</text:p>
              </table:table-cell>
              <table:table-cell office:value-type="float" office:value="54.9881112222">
                <text:p text:id="Tabelle1.E70:Tabelle1.E84">54.9881112222</text:p>
              </table:table-cell>
              <table:table-cell office:value-type="float" office:value="0.0198685792413471">
                <text:p text:id="Tabelle1.F70:Tabelle1.F84">0.0198685792413471</text:p>
              </table:table-cell>
            </table:table-row>
            <table:table-row>
              <table:table-cell office:value-type="string">
                <text:p>-60</text:p>
              </table:table-cell>
              <table:table-cell office:value-type="float" office:value="59.0362434679265">
                <text:p>59.0362434679265</text:p>
              </table:table-cell>
              <table:table-cell office:value-type="float" office:value="59.8773624372">
                <text:p>59.8773624372</text:p>
              </table:table-cell>
              <table:table-cell office:value-type="float" office:value="0.841118969273516">
                <text:p>0.841118969273516</text:p>
              </table:table-cell>
            </table:table-row>
            <table:table-row>
              <table:table-cell office:value-type="string">
                <text:p>-50</text:p>
              </table:table-cell>
              <table:table-cell office:value-type="float" office:value="63.434948822922">
                <text:p>63.434948822922</text:p>
              </table:table-cell>
              <table:table-cell office:value-type="float" office:value="64.9775253069">
                <text:p>64.9775253069</text:p>
              </table:table-cell>
              <table:table-cell office:value-type="float" office:value="1.54257648397798">
                <text:p>1.54257648397798</text:p>
              </table:table-cell>
            </table:table-row>
            <table:table-row>
              <table:table-cell office:value-type="string">
                <text:p>-40</text:p>
              </table:table-cell>
              <table:table-cell office:value-type="float" office:value="68.1985905136482">
                <text:p>68.1985905136482</text:p>
              </table:table-cell>
              <table:table-cell office:value-type="float" office:value="67.2988599585">
                <text:p>67.2988599585</text:p>
              </table:table-cell>
              <table:table-cell office:value-type="float" office:value="0.899730555148182">
                <text:p>0.899730555148182</text:p>
              </table:table-cell>
            </table:table-row>
            <table:table-row>
              <table:table-cell office:value-type="string">
                <text:p>-30</text:p>
              </table:table-cell>
              <table:table-cell office:value-type="float" office:value="73.3007557660064">
                <text:p>73.3007557660064</text:p>
              </table:table-cell>
              <table:table-cell office:value-type="float" office:value="71.1995114392">
                <text:p>71.1995114392</text:p>
              </table:table-cell>
              <table:table-cell office:value-type="float" office:value="2.10124432680638">
                <text:p>2.10124432680638</text:p>
              </table:table-cell>
            </table:table-row>
            <table:table-row>
              <table:table-cell office:value-type="string">
                <text:p>-20</text:p>
              </table:table-cell>
              <table:table-cell office:value-type="float" office:value="78.6900675259798">
                <text:p>78.6900675259798</text:p>
              </table:table-cell>
              <table:table-cell office:value-type="float" office:value="80.0812710732">
                <text:p>80.0812710732</text:p>
              </table:table-cell>
              <table:table-cell office:value-type="float" office:value="1.3912035472202">
                <text:p>1.3912035472202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84.2894068625004">
                <text:p>84.2894068625004</text:p>
              </table:table-cell>
              <table:table-cell office:value-type="float" office:value="83.1967427952">
                <text:p>83.1967427952</text:p>
              </table:table-cell>
              <table:table-cell office:value-type="float" office:value="1.09266406730035">
                <text:p>1.09266406730035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89.9892512141">
                <text:p>89.9892512141</text:p>
              </table:table-cell>
              <table:table-cell office:value-type="float" office:value="0.0107487859000059">
                <text:p>0.01074878590000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.2894068625004">
                <text:p>84.2894068625004</text:p>
              </table:table-cell>
              <table:table-cell office:value-type="float" office:value="84.2745937921">
                <text:p>84.2745937921</text:p>
              </table:table-cell>
              <table:table-cell office:value-type="float" office:value="0.0148130704003648">
                <text:p>0.01481307040036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.6900675259798">
                <text:p>78.6900675259798</text:p>
              </table:table-cell>
              <table:table-cell office:value-type="float" office:value="77.8959284943">
                <text:p>77.8959284943</text:p>
              </table:table-cell>
              <table:table-cell office:value-type="float" office:value="0.794139031679791">
                <text:p>0.7941390316797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.3007557660064">
                <text:p>73.3007557660064</text:p>
              </table:table-cell>
              <table:table-cell office:value-type="float" office:value="73.6534219615">
                <text:p>73.6534219615</text:p>
              </table:table-cell>
              <table:table-cell office:value-type="float" office:value="0.352666195493612">
                <text:p>0.3526661954936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8.1985905136482">
                <text:p>68.1985905136482</text:p>
              </table:table-cell>
              <table:table-cell office:value-type="float" office:value="69.8956027786">
                <text:p>69.8956027786</text:p>
              </table:table-cell>
              <table:table-cell office:value-type="float" office:value="1.69701226495182">
                <text:p>1.697012264951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.434948822922">
                <text:p>63.434948822922</text:p>
              </table:table-cell>
              <table:table-cell office:value-type="float" office:value="65.0892512141">
                <text:p>65.0892512141</text:p>
              </table:table-cell>
              <table:table-cell office:value-type="float" office:value="1.65430239117796">
                <text:p>1.654302391177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.0362434679265">
                <text:p>59.0362434679265</text:p>
              </table:table-cell>
              <table:table-cell office:value-type="float" office:value="63.1929970047">
                <text:p>63.1929970047</text:p>
              </table:table-cell>
              <table:table-cell office:value-type="float" office:value="4.15675353677352">
                <text:p>4.156753536773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.0079798014413">
                <text:p>55.0079798014413</text:p>
              </table:table-cell>
              <table:table-cell office:value-type="float" office:value="55.7799682107">
                <text:p>55.7799682107</text:p>
              </table:table-cell>
              <table:table-cell office:value-type="float" office:value="0.771988409258654">
                <text:p>0.7719884092586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